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5.588cm"/>
    </style:style>
    <style:style style:name="co4" style:family="table-column">
      <style:table-column-properties fo:break-before="auto" style:column-width="6.1595cm"/>
    </style:style>
    <style:style style:name="co5" style:family="table-column">
      <style:table-column-properties fo:break-before="auto" style:column-width="5.630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883333333333cm"/>
    </style:style>
    <style:style style:name="ro1" style:family="table-row">
      <style:table-row-properties style:row-height="46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инель-Черкас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16376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Алексея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Квартал 6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Квартал 7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Берез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с. Степановка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Безречье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Безречье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Безречье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Безречье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Безречье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Александровка<text:s/></text:p>
          </table:table-cell>
          <table:table-cell office:value-type="string" table:style-name="ce7">
            <text:p>п. Малореченск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Березняк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Производстве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9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с. Березняки</text:p>
          </table:table-cell>
          <table:table-cell office:value-type="string" table:style-name="ce8">
            <text:p>ул. Тру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п. Верхнекутулукский</text:p>
          </table:table-cell>
          <table:table-cell office:value-type="string" table:style-name="ce8">
            <text:p>ул. Кутулук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п. Дубовый Колок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п. Дубовый Колок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Березняки<text:s/></text:p>
          </table:table-cell>
          <table:table-cell office:value-type="string" table:style-name="ce7">
            <text:p>п. Дубовый Колок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п. Вязники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п. Вязники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п. Вязники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Ерзовка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Ерзовка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Ерзовка</text:p>
          </table:table-cell>
          <table:table-cell office:value-type="string" table:style-name="ce8">
            <text:p>ул. Ташкен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Ерз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Ерзовка</text:p>
          </table:table-cell>
          <table:table-cell office:value-type="string" table:style-name="ce8">
            <text:p>ул. Ю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Ерз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Коханы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Коханы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Коханы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Полудни</text:p>
          </table:table-cell>
          <table:table-cell office:value-type="string" table:style-name="ce8">
            <text:p>ул. Вокз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Полудни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Полудни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Ерзовка<text:s/></text:p>
          </table:table-cell>
          <table:table-cell office:value-type="string" table:style-name="ce7">
            <text:p>с. Полудни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Богородское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Богородское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Богородское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Богородское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Богородское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Богородское</text:p>
          </table:table-cell>
          <table:table-cell office:value-type="string" table:style-name="ce8">
            <text:p>ул. Яго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Екатерин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Больн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Верхне-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Дома МПС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7">
            <text:p>ул. Клиновк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7">
            <text:p>ул. Крыг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пер. Чапаевский 1-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8">
            <text:p>пер. Чапаевский 2-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Кабановка</text:p>
          </table:table-cell>
          <table:table-cell office:value-type="string" table:style-name="ce7">
            <text:p>тер. Элевато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7">
            <text:p>ул. Большая Речк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Красноарм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Малая Речк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Революцио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пер. Совет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абановка<text:s/></text:p>
          </table:table-cell>
          <table:table-cell office:value-type="string" table:style-name="ce7">
            <text:p>с. Сарбай</text:p>
          </table:table-cell>
          <table:table-cell office:value-type="string" table:style-name="ce8">
            <text:p>ул. Черемушк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Алтух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рзд Алтухов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Владими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Гвард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7">
            <text:p>ул. Дружб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Енис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Запа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7">
            <text:p>ул. Кали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Кин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Ку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7">
            <text:p>ул. Луначарс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Мухан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Н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Ново-Кин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Ново-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Новоросси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Отра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Раду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7">
            <text:p>ул. Строителе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Цве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Черкас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Алтухово</text:p>
          </table:table-cell>
          <table:table-cell office:value-type="string" table:style-name="ce8">
            <text:p>ул. Шосс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инно-Банново</text:p>
          </table:table-cell>
          <table:table-cell office:value-type="string" table:style-name="ce8">
            <text:p>ул. Кин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инно-Банново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инно-Банново</text:p>
          </table:table-cell>
          <table:table-cell office:value-type="string" table:style-name="ce8">
            <text:p>ул. Подг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Молодогвард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Вольная Солянка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1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10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2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3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4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5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р-кт <text:s/>50 лет Октябр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6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7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8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9-ая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Авиацио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Алфе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ш. Березняковское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Буденн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Весел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Вознес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Вокз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Вокзаль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Волж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Гагар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Демьяна Бедн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Дома Нефтебаз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Дома Сельхозхими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Дружб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Елис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Ес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Ефрем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Заво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Звез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Зуб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Ивана Ашрап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им. Бард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им. В.Д. Середав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аза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али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арла Маркс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ин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ир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ирп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оммунистиче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Комсомол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орол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осмонав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расноарм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узнец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Куйбыш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упр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Кутуз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Лево-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Ленингра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Лермонт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Лу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пер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агис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ай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Максима Горь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алоросси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Малороссий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Мельница 9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Механизатор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Михаила Городниченк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ичур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Мичурин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олодогвард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Моск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Нефтян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Ново-Буденн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о-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о-Кир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о-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о-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Ново-Фрук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Нов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Общежитие Мельзавод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Общежитие СХПК им. Л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Одес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Олимпи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Остр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Отрад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енз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Писоц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одг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од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раво-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Пробужден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Просел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Пугач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Пушк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Революцио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Революцион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Рождеств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Рост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Садовый 1-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Садовый 2-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арат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Свобо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емен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лав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мол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Старшины Лукьян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Степана Раз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Строите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Суво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Талдык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Тарабр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3" table:style-name="ce7">
            <text:p>27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Татаринц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4" table:style-name="ce7">
            <text:p>27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Тепл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5" table:style-name="ce7">
            <text:p>27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Тимиряз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6" table:style-name="ce7">
            <text:p>27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Тих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7" table:style-name="ce7">
            <text:p>27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Ульян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8" table:style-name="ce7">
            <text:p>27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Фестив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9" table:style-name="ce7">
            <text:p>27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Физкульту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0" table:style-name="ce7">
            <text:p>28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Фрунзе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1" table:style-name="ce7">
            <text:p>28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Хальз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2" table:style-name="ce7">
            <text:p>28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3" table:style-name="ce7">
            <text:p>28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Черкас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4" table:style-name="ce7">
            <text:p>28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Чернышевс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5" table:style-name="ce7">
            <text:p>28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Чех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6" table:style-name="ce7">
            <text:p>28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7">
            <text:p>ул. Чкал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7" table:style-name="ce7">
            <text:p>28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8" table:style-name="ce7">
            <text:p>28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Шосс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9" table:style-name="ce7">
            <text:p>28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Элевато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0" table:style-name="ce7">
            <text:p>29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1" table:style-name="ce7">
            <text:p>29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ул. Ю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2" table:style-name="ce7">
            <text:p>29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Кинель-Черкассы</text:p>
          </table:table-cell>
          <table:table-cell office:value-type="string" table:style-name="ce8">
            <text:p>пер. Ягод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3" table:style-name="ce7">
            <text:p>29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Прокопенки</text:p>
          </table:table-cell>
          <table:table-cell office:value-type="string" table:style-name="ce7">
            <text:p>ул. Гогол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4" table:style-name="ce7">
            <text:p>29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Прокопенки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5" table:style-name="ce7">
            <text:p>29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Прокопенки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6" table:style-name="ce7">
            <text:p>29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Прокопенки</text:p>
          </table:table-cell>
          <table:table-cell office:value-type="string" table:style-name="ce8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7" table:style-name="ce7">
            <text:p>29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Свободные Ключи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8" table:style-name="ce7">
            <text:p>29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Свободные Ключи</text:p>
          </table:table-cell>
          <table:table-cell office:value-type="string" table:style-name="ce8">
            <text:p>ул. Дудор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9" table:style-name="ce7">
            <text:p>29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Свободные Ключи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. Свободные Ключи</text:p>
          </table:table-cell>
          <table:table-cell office:value-type="string" table:style-name="ce8">
            <text:p>ул. Протя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1" table:style-name="ce7">
            <text:p>30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 Тоузаково</text:p>
          </table:table-cell>
          <table:table-cell office:value-type="string" table:style-name="ce8">
            <text:p>пер. Кинел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2" table:style-name="ce7">
            <text:p>30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 Тоузаково</text:p>
          </table:table-cell>
          <table:table-cell office:value-type="string" table:style-name="ce8">
            <text:p>ул. 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3" table:style-name="ce7">
            <text:p>30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 Тоузаково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4" table:style-name="ce7">
            <text:p>30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 Тоузаково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5" table:style-name="ce7">
            <text:p>30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с Тоузаково</text:p>
          </table:table-cell>
          <table:table-cell office:value-type="string" table:style-name="ce8">
            <text:p>ул. Шосс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6" table:style-name="ce7">
            <text:p>30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п. Най-Лебен</text:p>
          </table:table-cell>
          <table:table-cell office:value-type="string" table:style-name="ce7">
            <text:p>ул. Най-Лебен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7" table:style-name="ce7">
            <text:p>30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п. Просвещение</text:p>
          </table:table-cell>
          <table:table-cell office:value-type="string" table:style-name="ce8">
            <text:p>ул. Просвещ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8" table:style-name="ce7">
            <text:p>30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инель-Черкассы<text:s/></text:p>
          </table:table-cell>
          <table:table-cell office:value-type="string" table:style-name="ce7">
            <text:p>п. Просвещение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9" table:style-name="ce7">
            <text:p>30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8">
            <text:p>ул. 50 лет Советской Власт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0" table:style-name="ce7">
            <text:p>31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7">
            <text:p>ул. Карла Маркс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1" table:style-name="ce7">
            <text:p>31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8">
            <text:p>ул. Молодогвард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2" table:style-name="ce7">
            <text:p>31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3" table:style-name="ce7">
            <text:p>31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8">
            <text:p>ул. С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4" table:style-name="ce7">
            <text:p>31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7">
            <text:p>ул. Фрунзе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5" table:style-name="ce7">
            <text:p>31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Красная Горка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6" table:style-name="ce7">
            <text:p>31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п. Садовый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7" table:style-name="ce7">
            <text:p>31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ж/д. ст. Сарбай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8" table:style-name="ce7">
            <text:p>31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ж/д. ст. Сарбай</text:p>
          </table:table-cell>
          <table:table-cell office:value-type="string" table:style-name="ce8">
            <text:p>ул. 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9" table:style-name="ce7">
            <text:p>31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ж/д. ст. Сарбай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0" table:style-name="ce7">
            <text:p>32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ж/д. ст. Сарбай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1" table:style-name="ce7">
            <text:p>32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2" table:style-name="ce7">
            <text:p>32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3" table:style-name="ce7">
            <text:p>32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4" table:style-name="ce7">
            <text:p>32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5" table:style-name="ce7">
            <text:p>32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6" table:style-name="ce7">
            <text:p>32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7" table:style-name="ce7">
            <text:p>32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асная Горка<text:s/></text:p>
          </table:table-cell>
          <table:table-cell office:value-type="string" table:style-name="ce7">
            <text:p>с. Семеновка</text:p>
          </table:table-cell>
          <table:table-cell office:value-type="string" table:style-name="ce8">
            <text:p>пер. Школь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8" table:style-name="ce7">
            <text:p>32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Василия Сапрун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9" table:style-name="ce7">
            <text:p>32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Вишн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0" table:style-name="ce7">
            <text:p>33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1" table:style-name="ce7">
            <text:p>33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2" table:style-name="ce7">
            <text:p>33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3" table:style-name="ce7">
            <text:p>33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4" table:style-name="ce7">
            <text:p>33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ирп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5" table:style-name="ce7">
            <text:p>33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оммун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6" table:style-name="ce7">
            <text:p>33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7" table:style-name="ce7">
            <text:p>33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8" table:style-name="ce7">
            <text:p>33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ер. Комсомол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9" table:style-name="ce7">
            <text:p>33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Коныч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0" table:style-name="ce7">
            <text:p>34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рот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1" table:style-name="ce7">
            <text:p>34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руп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2" table:style-name="ce7">
            <text:p>34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уйбыш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3" table:style-name="ce7">
            <text:p>34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Кутулук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4" table:style-name="ce7">
            <text:p>34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Ленингра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5" table:style-name="ce7">
            <text:p>34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6" table:style-name="ce7">
            <text:p>34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Лермонт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7" table:style-name="ce7">
            <text:p>34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8" table:style-name="ce7">
            <text:p>34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9" table:style-name="ce7">
            <text:p>34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Мичур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0" table:style-name="ce7">
            <text:p>35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1" table:style-name="ce7">
            <text:p>35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Молодогвард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2" table:style-name="ce7">
            <text:p>35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МПС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3" table:style-name="ce7">
            <text:p>35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4" table:style-name="ce7">
            <text:p>35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Некрас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5" table:style-name="ce7">
            <text:p>35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6" table:style-name="ce7">
            <text:p>35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7" table:style-name="ce7">
            <text:p>35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ер. Октябр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8" table:style-name="ce7">
            <text:p>35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9" table:style-name="ce7">
            <text:p>35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0" table:style-name="ce7">
            <text:p>36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ер. Пионер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1" table:style-name="ce7">
            <text:p>36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2" table:style-name="ce7">
            <text:p>36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3" table:style-name="ce7">
            <text:p>36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Промзо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4" table:style-name="ce7">
            <text:p>36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Пушк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5" table:style-name="ce7">
            <text:p>36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6" table:style-name="ce7">
            <text:p>36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7" table:style-name="ce7">
            <text:p>36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р-д Садов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8" table:style-name="ce7">
            <text:p>36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ер. Садов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9" table:style-name="ce7">
            <text:p>36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Слав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0" table:style-name="ce7">
            <text:p>37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1" table:style-name="ce7">
            <text:p>37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пер. Совет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2" table:style-name="ce7">
            <text:p>37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3" table:style-name="ce7">
            <text:p>37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4" table:style-name="ce7">
            <text:p>37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5" table:style-name="ce7">
            <text:p>37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Ульян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6" table:style-name="ce7">
            <text:p>37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Фрунзе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7" table:style-name="ce7">
            <text:p>37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сквер Централь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8" table:style-name="ce7">
            <text:p>37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9" table:style-name="ce7">
            <text:p>37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Чех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0" table:style-name="ce7">
            <text:p>38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Шевченк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1" table:style-name="ce7">
            <text:p>38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пл. Шевченк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2" table:style-name="ce7">
            <text:p>38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3" table:style-name="ce7">
            <text:p>38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Электроподстанци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4" table:style-name="ce7">
            <text:p>38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7">
            <text:p>ул. Энергет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5" table:style-name="ce7">
            <text:p>38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6" table:style-name="ce7">
            <text:p>38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с. Кротовка</text:p>
          </table:table-cell>
          <table:table-cell office:value-type="string" table:style-name="ce8">
            <text:p>ул. Ю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7" table:style-name="ce7">
            <text:p>38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Кротовка</text:p>
          </table:table-cell>
          <table:table-cell office:value-type="string" table:style-name="ce7">
            <text:p>д. Софьевка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8" table:style-name="ce7">
            <text:p>38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9" table:style-name="ce7">
            <text:p>38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Больн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0" table:style-name="ce7">
            <text:p>39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1" table:style-name="ce7">
            <text:p>39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Кин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2" table:style-name="ce7">
            <text:p>39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3" table:style-name="ce7">
            <text:p>39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4" table:style-name="ce7">
            <text:p>39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5" table:style-name="ce7">
            <text:p>39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с. Муханово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6" table:style-name="ce7">
            <text:p>39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п. Тростянка</text:p>
          </table:table-cell>
          <table:table-cell office:value-type="string" table:style-name="ce8">
            <text:p>ул. Разд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7" table:style-name="ce7">
            <text:p>39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п. Тростян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8" table:style-name="ce7">
            <text:p>39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д. Фёдоровка</text:p>
          </table:table-cell>
          <table:table-cell office:value-type="string" table:style-name="ce7">
            <text:p>ул. Набережная Косынкин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9" table:style-name="ce7">
            <text:p>39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д. Фёдоровка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0" table:style-name="ce7">
            <text:p>40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д. Фёдоровка</text:p>
          </table:table-cell>
          <table:table-cell office:value-type="string" table:style-name="ce8">
            <text:p>ул. Партиза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1" table:style-name="ce7">
            <text:p>40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д. Фёдоров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2" table:style-name="ce7">
            <text:p>40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Муханово</text:p>
          </table:table-cell>
          <table:table-cell office:value-type="string" table:style-name="ce7">
            <text:p>д. Фёдоровка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3" table:style-name="ce7">
            <text:p>40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п. Заовражный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4" table:style-name="ce7">
            <text:p>40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п. Заовражный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5" table:style-name="ce7">
            <text:p>40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п. Заовражный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6" table:style-name="ce7">
            <text:p>40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8">
            <text:p>ул. Зал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7" table:style-name="ce7">
            <text:p>40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8" table:style-name="ce7">
            <text:p>40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8">
            <text:p>ул. Кине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9" table:style-name="ce7">
            <text:p>40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0" table:style-name="ce7">
            <text:p>41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1" table:style-name="ce7">
            <text:p>41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2" table:style-name="ce7">
            <text:p>41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Лоз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3" table:style-name="ce7">
            <text:p>41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Новые Ключи</text:p>
          </table:table-cell>
          <table:table-cell office:value-type="string" table:style-name="ce7">
            <text:p>ул. Елисея Субоч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4" table:style-name="ce7">
            <text:p>41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Новые Ключи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5" table:style-name="ce7">
            <text:p>41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Новые Ключи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6" table:style-name="ce7">
            <text:p>41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Новые Ключи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7" table:style-name="ce7">
            <text:p>41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Новые Ключи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8" table:style-name="ce7">
            <text:p>41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Новые Ключи<text:s/></text:p>
          </table:table-cell>
          <table:table-cell office:value-type="string" table:style-name="ce7">
            <text:p>с. Новые Ключи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9" table:style-name="ce7">
            <text:p>41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8">
            <text:p>ул. 60 лет СССР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0" table:style-name="ce7">
            <text:p>42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8">
            <text:p>ул. Кол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1" table:style-name="ce7">
            <text:p>42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7">
            <text:p>ул. Л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2" table:style-name="ce7">
            <text:p>42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3" table:style-name="ce7">
            <text:p>42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7">
            <text:p>ул.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4" table:style-name="ce7">
            <text:p>42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7">
            <text:p>ул. Строителе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5" table:style-name="ce7">
            <text:p>42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7">
            <text:p>ул. Энтузиа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6" table:style-name="ce7">
            <text:p>42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п. Подгорный</text:p>
          </table:table-cell>
          <table:table-cell office:value-type="string" table:style-name="ce8">
            <text:p>ул. Физкульту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7" table:style-name="ce7">
            <text:p>42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с. Пустовалово</text:p>
          </table:table-cell>
          <table:table-cell office:value-type="string" table:style-name="ce7">
            <text:p>ул. Ки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8" table:style-name="ce7">
            <text:p>42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с. Пустовалово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9" table:style-name="ce7">
            <text:p>42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с. Пустовалово</text:p>
          </table:table-cell>
          <table:table-cell office:value-type="string" table:style-name="ce8">
            <text:p>ул. Слав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0" table:style-name="ce7">
            <text:p>43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. Подгорное</text:p>
          </table:table-cell>
          <table:table-cell office:value-type="string" table:style-name="ce7">
            <text:p>с. Пустовалово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1" table:style-name="ce7">
            <text:p>43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Марково</text:p>
          </table:table-cell>
          <table:table-cell office:value-type="string" table:style-name="ce7">
            <text:p>ул. Мар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2" table:style-name="ce7">
            <text:p>43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Новая Михайловка</text:p>
          </table:table-cell>
          <table:table-cell office:value-type="string" table:style-name="ce8">
            <text:p>ул. Железно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3" table:style-name="ce7">
            <text:p>43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Новая Михайловка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4" table:style-name="ce7">
            <text:p>43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Новая Михайл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5" table:style-name="ce7">
            <text:p>43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6" table:style-name="ce7">
            <text:p>43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7" table:style-name="ce7">
            <text:p>43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8" table:style-name="ce7">
            <text:p>43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7">
            <text:p>ул.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9" table:style-name="ce7">
            <text:p>43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0" table:style-name="ce7">
            <text:p>44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1" table:style-name="ce7">
            <text:p>44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с. Репье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2" table:style-name="ce7">
            <text:p>44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7">
            <text:p>ул. Дома МПС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3" table:style-name="ce7">
            <text:p>44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4" table:style-name="ce7">
            <text:p>44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5" table:style-name="ce7">
            <text:p>44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7">
            <text:p>ул. Л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6" table:style-name="ce7">
            <text:p>44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7" table:style-name="ce7">
            <text:p>44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8" table:style-name="ce7">
            <text:p>44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9" table:style-name="ce7">
            <text:p>44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0" table:style-name="ce7">
            <text:p>45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1" table:style-name="ce7">
            <text:p>45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2" table:style-name="ce7">
            <text:p>45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Садгород</text:p>
          </table:table-cell>
          <table:table-cell office:value-type="string" table:style-name="ce8">
            <text:p>ул. Шоф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3" table:style-name="ce7">
            <text:p>45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Тальники</text:p>
          </table:table-cell>
          <table:table-cell office:value-type="string" table:style-name="ce7">
            <text:p>ул. Роман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4" table:style-name="ce7">
            <text:p>45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Чернигово</text:p>
          </table:table-cell>
          <table:table-cell office:value-type="string" table:style-name="ce7">
            <text:p>ул. Застройщ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5" table:style-name="ce7">
            <text:p>45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Чернигово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6" table:style-name="ce7">
            <text:p>45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Чернигово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7" table:style-name="ce7">
            <text:p>45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Садгород</text:p>
          </table:table-cell>
          <table:table-cell office:value-type="string" table:style-name="ce7">
            <text:p>п. Чернигово</text:p>
          </table:table-cell>
          <table:table-cell office:value-type="string" table:style-name="ce8">
            <text:p>ул. Суход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8" table:style-name="ce7">
            <text:p>45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п. Нижнегорский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9" table:style-name="ce7">
            <text:p>45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п. Нижнегорский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0" table:style-name="ce7">
            <text:p>46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п. Новая Елшан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1" table:style-name="ce7">
            <text:p>46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п. Новая Елшанка</text:p>
          </table:table-cell>
          <table:table-cell office:value-type="string" table:style-name="ce7">
            <text:p>ул. Мама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2" table:style-name="ce7">
            <text:p>46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Больн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3" table:style-name="ce7">
            <text:p>46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Больнич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4" table:style-name="ce7">
            <text:p>46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Ватут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5" table:style-name="ce7">
            <text:p>46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Гогол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6" table:style-name="ce7">
            <text:p>46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Двор Завод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7" table:style-name="ce7">
            <text:p>46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Демьяна Бедн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8" table:style-name="ce7">
            <text:p>46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Дома МПС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9" table:style-name="ce7">
            <text:p>46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Железно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0" table:style-name="ce7">
            <text:p>47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Заво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1" table:style-name="ce7">
            <text:p>47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2" table:style-name="ce7">
            <text:p>47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Кали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3" table:style-name="ce7">
            <text:p>47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Карла Либкнехт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4" table:style-name="ce7">
            <text:p>47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Карла Маркс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5" table:style-name="ce7">
            <text:p>47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Ки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6" table:style-name="ce7">
            <text:p>47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Кол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7" table:style-name="ce7">
            <text:p>47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Колхоз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8" table:style-name="ce7">
            <text:p>47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9" table:style-name="ce7">
            <text:p>47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0" table:style-name="ce7">
            <text:p>48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Космиче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1" table:style-name="ce7">
            <text:p>48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Космиче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2" table:style-name="ce7">
            <text:p>48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3" table:style-name="ce7">
            <text:p>48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Крестьян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4" table:style-name="ce7">
            <text:p>48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Ленингра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5" table:style-name="ce7">
            <text:p>48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6" table:style-name="ce7">
            <text:p>48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Ленин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7" table:style-name="ce7">
            <text:p>48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Ленинский 2-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8" table:style-name="ce7">
            <text:p>48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Ленинский 3-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9" table:style-name="ce7">
            <text:p>48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0" table:style-name="ce7">
            <text:p>49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1" table:style-name="ce7">
            <text:p>49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Максима Горь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2" table:style-name="ce7">
            <text:p>49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Маяковс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3" table:style-name="ce7">
            <text:p>49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4" table:style-name="ce7">
            <text:p>49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Мичур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5" table:style-name="ce7">
            <text:p>49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6" table:style-name="ce7">
            <text:p>49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7" table:style-name="ce7">
            <text:p>49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Некрас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8" table:style-name="ce7">
            <text:p>49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Новосов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9" table:style-name="ce7">
            <text:p>49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0" table:style-name="ce7">
            <text:p>50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1" table:style-name="ce7">
            <text:p>50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Октябр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2" table:style-name="ce7">
            <text:p>50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Островс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3" table:style-name="ce7">
            <text:p>50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пер. Островс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4" table:style-name="ce7">
            <text:p>50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Отрадн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5" table:style-name="ce7">
            <text:p>50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Партиза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6" table:style-name="ce7">
            <text:p>50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7" table:style-name="ce7">
            <text:p>50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8" table:style-name="ce7">
            <text:p>50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9" table:style-name="ce7">
            <text:p>50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0" table:style-name="ce7">
            <text:p>51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Пушк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1" table:style-name="ce7">
            <text:p>51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2" table:style-name="ce7">
            <text:p>51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пер. Рабоч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3" table:style-name="ce7">
            <text:p>51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Революцио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4" table:style-name="ce7">
            <text:p>51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Розы Люксебург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5" table:style-name="ce7">
            <text:p>51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6" table:style-name="ce7">
            <text:p>51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7" table:style-name="ce7">
            <text:p>51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Славянк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8" table:style-name="ce7">
            <text:p>51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9" table:style-name="ce7">
            <text:p>51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Сов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0" table:style-name="ce7">
            <text:p>52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Станцио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1" table:style-name="ce7">
            <text:p>52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Суч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2" table:style-name="ce7">
            <text:p>52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пер. Фрунзе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3" table:style-name="ce7">
            <text:p>52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Фрунзе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4" table:style-name="ce7">
            <text:p>52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Чапа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5" table:style-name="ce7">
            <text:p>52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7">
            <text:p>ул. Чкал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6" table:style-name="ce7">
            <text:p>52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Тимашево<text:s/></text:p>
          </table:table-cell>
          <table:table-cell office:value-type="string" table:style-name="ce7">
            <text:p>с. Тимашево</text:p>
          </table:table-cell>
          <table:table-cell office:value-type="string" table:style-name="ce8">
            <text:p>ул. Элевато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7" table:style-name="ce7">
            <text:p>52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8" table:style-name="ce7">
            <text:p>52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7">
            <text:p>ул. Л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9" table:style-name="ce7">
            <text:p>52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0" table:style-name="ce7">
            <text:p>53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1" table:style-name="ce7">
            <text:p>53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2" table:style-name="ce7">
            <text:p>53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3" table:style-name="ce7">
            <text:p>53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4" table:style-name="ce7">
            <text:p>53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5" table:style-name="ce7">
            <text:p>53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п. Первомайский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6" table:style-name="ce7">
            <text:p>53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50 лет Октябр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7" table:style-name="ce7">
            <text:p>53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8" table:style-name="ce7">
            <text:p>53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9" table:style-name="ce7">
            <text:p>53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0" table:style-name="ce7">
            <text:p>54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7">
            <text:p>ул. Л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1" table:style-name="ce7">
            <text:p>541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2" table:style-name="ce7">
            <text:p>542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3" table:style-name="ce7">
            <text:p>543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4" table:style-name="ce7">
            <text:p>544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5" table:style-name="ce7">
            <text:p>545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6" table:style-name="ce7">
            <text:p>546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7">
            <text:p>ул. Сапож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7" table:style-name="ce7">
            <text:p>547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8" table:style-name="ce7">
            <text:p>548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7">
            <text:p>ул. Степана Раз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9" table:style-name="ce7">
            <text:p>549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50" table:style-name="ce7">
            <text:p>550</text:p>
          </table:table-cell>
          <table:table-cell office:value-type="string" table:style-name="ce7">
            <text:p>Кинель-Черкасский</text:p>
          </table:table-cell>
          <table:table-cell office:value-type="string" table:style-name="ce7">
            <text:p>СП Черновка<text:s/></text:p>
          </table:table-cell>
          <table:table-cell office:value-type="string" table:style-name="ce7">
            <text:p>с. Черно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number-rows-repeated="10480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2-24T19:27:34Z</dc:date>
    <meta:print-date>2019-09-03T05:33:55Z</meta:print-date>
    <meta:editing-cycles>7</meta:editing-cycles>
    <meta:editing-duration>PT14029S</meta:editing-duration>
  </office:meta>
</office:document-meta>
</file>